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2" office:value-type="string" calcext:value-type="string">
            <text:p>Unchangeable tit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_export_as</text:p>
          </table:table-cell>
          <table:table-cell office:value-type="string" calcext:value-type="string">
            <text:p>Export complete, the file %s saved inside DOWNLOADS folder of your phone.</text:p>
          </table:table-cell>
          <table:table-cell table:style-name="ce11" office:value-type="string" calcext:value-type="string">
            <text:p>הייצוא נשמר בשם \n%s בתיקיית הורדות.</text:p>
          </table:table-cell>
          <table:table-cell office:value-type="string" calcext:value-type="string">
            <text:p>Экспорт завершен, файл %s сохранен в папке DOWNLOADS на вашем телефоне.</text:p>
          </table:table-cell>
        </table:table-row>
        <table:table-row table:style-name="ro3">
          <table:table-cell office:value-type="string" calcext:value-type="string">
            <text:p>finished_export_as_ios</text:p>
          </table:table-cell>
          <table:table-cell office:value-type="string" calcext:value-type="string">
            <text:p>Export Complete, the file %s saved. Use File app → On My Phone → Time Check In → Export folder</text:p>
          </table:table-cell>
          <table:table-cell office:value-type="string" calcext:value-type="string">
            <text:p>\n%s יש לכנס לתוכנת קבצים של הטלפון → פלאפון שלי → Time Check In → Exports</text:p>
          </table:table-cell>
          <table:table-cell table:style-name="ce11" office:value-type="string" calcext:value-type="string">
            <text:p>Экспорт завершен, файл %s сохранен. Используйте приложение «Файл» → «На моем телефоне» → «Time Check In» → «Export».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2-11-28T18:47:43.498000000</dc:date>
    <meta:editing-duration>P5DT14H32M12S</meta:editing-duration>
    <meta:editing-cycles>332</meta:editing-cycles>
    <meta:generator>LibreOffice/7.4.2.3$Windows_X86_64 LibreOffice_project/382eef1f22670f7f4118c8c2dd222ec7ad009daf</meta:generator>
    <meta:document-statistic meta:table-count="1" meta:cell-count="772" meta:object-count="0"/>
  </office:meta>
</office:document-meta>
</file>